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C00000104D2956E2DF8A108EA.png" manifest:media-type="image/png"/>
  <manifest:file-entry manifest:full-path="Pictures/100002010000015C000001040773F0920E9F6CD7.png" manifest:media-type="image/png"/>
  <manifest:file-entry manifest:full-path="Pictures/100002010000015C0000010469D92E61588DF740.png" manifest:media-type="image/png"/>
  <manifest:file-entry manifest:full-path="Pictures/100002010000015B0000009CDA87D1D6BA4E7518.png" manifest:media-type="image/png"/>
  <manifest:file-entry manifest:full-path="Pictures/1000000000000020000000204B249CA79A42C6D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gradient" draw:fill-color="#ffffff" draw:fill-gradient-name="gradient" draw:gradient-step-count="0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37cm" fo:min-width="2.645cm"/>
    </style:style>
    <style:style style:name="gr2" style:family="graphic" style:parent-style-name="standard">
      <style:graphic-properties draw:textarea-horizontal-align="justify" draw:textarea-vertical-align="middle" draw:auto-grow-height="false" fo:min-height="0.499cm" fo:min-width="1.29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499cm" fo:min-width="1.298cm"/>
    </style:style>
    <style:style style:name="gr7" style:family="graphic" style:parent-style-name="standard">
      <style:graphic-properties draw:textarea-horizontal-align="justify" draw:textarea-vertical-align="middle" draw:auto-grow-height="false" fo:min-height="0.498cm" fo:min-width="1.297cm"/>
    </style:style>
    <style:style style:name="gr8" style:family="graphic" style:parent-style-name="standard">
      <style:graphic-properties draw:textarea-horizontal-align="justify" draw:textarea-vertical-align="middle" draw:auto-grow-height="false" fo:min-height="0.498cm" fo:min-width="1.298cm"/>
    </style:style>
    <style:style style:name="gr9" style:family="graphic" style:parent-style-name="standard">
      <style:graphic-properties draw:textarea-horizontal-align="justify" draw:textarea-vertical-align="middle" draw:auto-grow-height="false" fo:min-height="0.498cm" fo:min-width="1.296cm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535cm" fo:min-width="2.645cm"/>
    </style:style>
    <style:style style:name="gr13" style:family="graphic" style:parent-style-name="standard">
      <style:graphic-properties draw:textarea-horizontal-align="justify" draw:textarea-vertical-align="middle" draw:auto-grow-height="false" fo:min-height="0.499cm" fo:min-width="2.495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>
      <style:graphic-properties style:protect="size"/>
    </style:style>
    <style:style style:name="pr1" style:family="presentation" style:parent-style-name="DNA-subtitle">
      <style:graphic-properties draw:fill-color="#ffffff" fo:min-height="0.599cm"/>
    </style:style>
    <style:style style:name="pr2" style:family="presentation" style:parent-style-name="DNA-subtitle">
      <style:graphic-properties draw:fill-color="#ffffff" fo:min-height="0.724cm"/>
    </style:style>
    <style:style style:name="pr3" style:family="presentation" style:parent-style-name="DNA-subtitle">
      <style:graphic-properties draw:fill-color="#ffffff" fo:min-height="2.11cm"/>
    </style:style>
    <style:style style:name="pr4" style:family="presentation" style:parent-style-name="DNA-subtitle">
      <style:graphic-properties draw:fill-color="#ffffff" fo:min-height="0.725cm"/>
    </style:style>
    <style:style style:name="pr5" style:family="presentation" style:parent-style-name="DNA-subtitle">
      <style:graphic-properties draw:fill-color="#ffffff" fo:min-height="0.598cm"/>
    </style:style>
    <style:style style:name="pr6" style:family="presentation" style:parent-style-name="DNA-subtitle">
      <style:graphic-properties draw:fill-color="#ffffff" fo:min-height="1.091cm"/>
    </style:style>
    <style:style style:name="pr7" style:family="presentation" style:parent-style-name="DNA-subtitle">
      <style:graphic-properties draw:fill-color="#ffffff" fo:min-height="0.723cm"/>
    </style:style>
    <style:style style:name="pr8" style:family="presentation" style:parent-style-name="DNA-subtitle">
      <style:graphic-properties draw:fill-color="#ffffff" fo:min-height="1.009cm"/>
    </style:style>
    <style:style style:name="pr9" style:family="presentation" style:parent-style-name="DNA-subtitle">
      <style:graphic-properties draw:fill-color="#ffffff" fo:min-height="0.691cm"/>
    </style:style>
    <style:style style:name="pr10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3pt" style:font-size-asian="24pt" style:font-size-complex="24pt"/>
    </style:style>
    <style:style style:name="P5" style:family="paragraph">
      <loext:graphic-properties draw:fill-color="#ffffff"/>
      <style:text-properties fo:color="#0066b3" fo:font-size="13pt" style:font-size-asian="24pt" style:font-size-complex="2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text-properties fo:font-size="54pt" style:font-size-asian="24pt" style:font-size-complex="24pt"/>
    </style:style>
    <style:style style:name="P8" style:family="paragraph">
      <loext:graphic-properties draw:fill-color="#ffffff"/>
      <style:text-properties fo:color="#ed1c24" fo:font-size="13pt" style:font-size-asian="24pt" style:font-size-complex="24pt"/>
    </style:style>
    <style:style style:name="P9" style:family="paragraph">
      <style:paragraph-properties fo:text-align="center"/>
      <style:text-properties fo:font-size="13pt" style:font-size-asian="24pt" style:font-size-complex="24pt"/>
    </style:style>
    <style:style style:name="P10" style:family="paragraph">
      <loext:graphic-properties draw:fill-color="#ffffff"/>
      <style:text-properties fo:color="#000000" fo:font-size="13pt" style:font-size-asian="24pt" style:font-size-complex="24pt"/>
    </style:style>
    <style:style style:name="P11" style:family="paragraph">
      <loext:graphic-properties draw:fill-color="#ffffff"/>
      <style:text-properties fo:color="#8ae234" fo:font-size="13pt" style:font-size-asian="24pt" style:font-size-complex="24pt"/>
    </style:style>
    <style:style style:name="P12" style:family="paragraph">
      <loext:graphic-properties draw:fill-color="#ffffff"/>
    </style:style>
    <style:style style:name="T1" style:family="text">
      <style:text-properties fo:font-size="15pt" style:font-size-asian="24pt" style:font-size-complex="24pt"/>
    </style:style>
    <style:style style:name="T2" style:family="text">
      <style:text-properties fo:font-size="13pt" style:font-size-asian="24pt" style:font-size-complex="24pt"/>
    </style:style>
    <style:style style:name="T3" style:family="text">
      <style:text-properties fo:color="#0066b3" fo:font-size="13pt" style:font-size-asian="24pt" style:font-size-complex="24pt"/>
    </style:style>
    <style:style style:name="T4" style:family="text">
      <style:text-properties fo:font-size="54pt" style:font-size-asian="24pt" style:font-size-complex="24pt"/>
    </style:style>
    <style:style style:name="T5" style:family="text">
      <style:text-properties fo:color="#ed1c24" fo:font-size="13pt" style:font-size-asian="24pt" style:font-size-complex="24pt"/>
    </style:style>
    <style:style style:name="T6" style:family="text">
      <style:text-properties fo:color="#000000" fo:font-size="13pt" style:font-size-asian="24pt" style:font-size-complex="24pt"/>
    </style:style>
    <style:style style:name="T7" style:family="text">
      <style:text-properties fo:color="#8ae234" fo:font-size="13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custom-shape draw:style-name="gr1" draw:text-style-name="P2" xml:id="id4" draw:id="id4" draw:layer="layout" svg:width="3.145cm" svg:height="0.787cm" svg:x="12.769cm" svg:y="4.348cm">
          <text:p text:style-name="P1"><text:span text:style-name="T1">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797cm" svg:height="0.749cm" svg:x="15.091cm" svg:y="7.595cm">
          <text:p text:style-name="P1"><text:span text:style-name="T1">= 55 ?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347cm" svg:y1="7.071cm" svg:x2="18.161cm" svg:y2="7.071cm">
          <text:p/>
        </draw:line>
        <draw:line draw:style-name="gr4" draw:text-style-name="P3" draw:layer="layout" svg:x1="18.161cm" svg:y1="7.071cm" svg:x2="18.161cm" svg:y2="8.044cm">
          <text:p/>
        </draw:line>
        <draw:line draw:style-name="gr4" draw:text-style-name="P3" draw:layer="layout" svg:x1="20.782cm" svg:y1="7.071cm" svg:x2="20.782cm" svg:y2="8.044cm">
          <text:p/>
        </draw:line>
        <draw:frame presentation:style-name="pr1" draw:text-style-name="P4" draw:layer="layout" svg:width="0.749cm" svg:height="0.599cm" svg:x="14.417cm" svg:y="5.672cm">
          <draw:text-box>
            <text:p><text:span text:style-name="T2">8</text:span></text:p>
          </draw:text-box>
        </draw:frame>
        <draw:frame presentation:style-name="pr1" draw:text-style-name="P4" draw:layer="layout" svg:width="0.748cm" svg:height="0.599cm" svg:x="18.161cm" svg:y="7.071cm">
          <draw:text-box>
            <text:p><text:span text:style-name="T2">8</text:span></text:p>
          </draw:text-box>
        </draw:frame>
        <draw:frame presentation:style-name="pr1" draw:text-style-name="P4" draw:layer="layout" svg:width="0.75cm" svg:height="0.599cm" svg:x="20.856cm" svg:y="7.071cm">
          <draw:text-box>
            <text:p><text:span text:style-name="T2">8</text:span></text:p>
          </draw:text-box>
        </draw:frame>
        <draw:frame presentation:style-name="pr1" draw:text-style-name="P4" draw:layer="layout" svg:width="0.749cm" svg:height="0.599cm" svg:x="20.482cm" svg:y="6.547cm">
          <draw:text-box>
            <text:p><text:span text:style-name="T2">“</text:span><text:span text:style-name="T2">1”</text:span></text:p>
          </draw:text-box>
        </draw:frame>
        <draw:frame presentation:style-name="pr2" draw:text-style-name="P5" draw:layer="layout" svg:width="1.198cm" svg:height="0.724cm" svg:x="16.963cm" svg:y="4.448cm">
          <draw:text-box>
            <text:p><text:span text:style-name="T3">etime</text:span></text:p>
          </draw:text-box>
        </draw:frame>
        <draw:line draw:style-name="gr4" draw:text-style-name="P3" draw:layer="layout" svg:x1="16.963cm" svg:y1="4.572cm" svg:x2="15.915cm" svg:y2="4.572cm">
          <text:p/>
        </draw:line>
        <draw:frame draw:style-name="gr5" draw:text-style-name="P3" xml:id="id3" draw:id="id3" draw:layer="layout" svg:width="4.832cm" svg:height="2.171cm" svg:x="17.148cm" svg:y="8.045cm">
          <draw:image xlink:href="Pictures/100002010000015B0000009CDA87D1D6BA4E7518.png" xlink:type="simple" xlink:show="embed" xlink:actuate="onLoad">
            <text:p/>
          </draw:image>
        </draw:frame>
        <draw:line draw:style-name="gr3" draw:text-style-name="P3" draw:layer="layout" svg:x1="14.192cm" svg:y1="5.971cm" svg:x2="14.492cm" svg:y2="5.971cm">
          <text:p/>
        </draw:line>
        <draw:line draw:style-name="gr3" draw:text-style-name="P3" draw:layer="layout" svg:x1="18.011cm" svg:y1="7.371cm" svg:x2="18.311cm" svg:y2="7.371cm">
          <text:p/>
        </draw:line>
        <draw:line draw:style-name="gr3" draw:text-style-name="P3" draw:layer="layout" svg:x1="20.632cm" svg:y1="7.371cm" svg:x2="20.932cm" svg:y2="7.371cm">
          <text:p/>
        </draw:line>
        <draw:custom-shape draw:style-name="gr6" draw:text-style-name="P2" draw:layer="layout" svg:width="1.798cm" svg:height="0.749cm" svg:x="12.769cm" svg:y="7.595cm">
          <text:p text:style-name="P1"><text:span text:style-name="T1">= 50 ?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98cm" svg:height="0.749cm" svg:x="10.448cm" svg:y="7.595cm">
          <text:p text:style-name="P1"><text:span text:style-name="T1">= 45 ?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97cm" svg:height="0.748cm" svg:x="15.091cm" svg:y="9.318cm">
          <text:p text:style-name="P1"><text:span text:style-name="T1">= 110 ?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798cm" svg:height="0.748cm" svg:x="12.769cm" svg:y="9.318cm">
          <text:p text:style-name="P1"><text:span text:style-name="T1">= 105 ?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798cm" svg:height="0.748cm" svg:x="10.448cm" svg:y="9.318cm">
          <text:p text:style-name="P1"><text:span text:style-name="T1">= 100 ?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97cm" svg:height="0.748cm" svg:x="13.893cm" svg:y="10.965cm">
          <text:p text:style-name="P1"><text:span text:style-name="T1">= 140 ?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796cm" svg:height="0.748cm" svg:x="11.572cm" svg:y="10.965cm">
          <text:p text:style-name="P1"><text:span text:style-name="T1">= 135 ?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1.347cm" svg:y1="7.071cm" svg:x2="11.347cm" svg:y2="7.595cm">
          <text:p/>
        </draw:line>
        <draw:line draw:style-name="gr10" draw:text-style-name="P6" draw:layer="layout" svg:x1="11.347cm" svg:y1="9.018cm" svg:x2="11.347cm" svg:y2="9.318cm">
          <text:p/>
        </draw:line>
        <draw:line draw:style-name="gr10" draw:text-style-name="P6" draw:layer="layout" svg:x1="13.668cm" svg:y1="9.093cm" svg:x2="13.668cm" svg:y2="9.318cm">
          <text:p/>
        </draw:line>
        <draw:line draw:style-name="gr10" draw:text-style-name="P6" draw:layer="layout" svg:x1="15.989cm" svg:y1="9.018cm" svg:x2="15.989cm" svg:y2="9.318cm">
          <text:p/>
        </draw:line>
        <draw:line draw:style-name="gr10" draw:text-style-name="P6" draw:layer="layout" svg:x1="13.668cm" svg:y1="7.071cm" svg:x2="13.668cm" svg:y2="7.595cm">
          <text:p/>
        </draw:line>
        <draw:line draw:style-name="gr10" draw:text-style-name="P6" draw:layer="layout" svg:x1="15.989cm" svg:y1="7.071cm" svg:x2="15.989cm" svg:y2="7.595cm">
          <text:p/>
        </draw:line>
        <draw:line draw:style-name="gr10" draw:text-style-name="P6" draw:layer="layout" svg:x1="11.347cm" svg:y1="9.018cm" svg:x2="15.99cm" svg:y2="9.018cm">
          <text:p/>
        </draw:line>
        <draw:line draw:style-name="gr10" draw:text-style-name="P6" draw:layer="layout" svg:x1="12.47cm" svg:y1="7.071cm" svg:x2="12.47cm" svg:y2="10.965cm">
          <text:p/>
        </draw:line>
        <draw:line draw:style-name="gr10" draw:text-style-name="P6" draw:layer="layout" svg:x1="14.866cm" svg:y1="7.071cm" svg:x2="14.866cm" svg:y2="10.965cm">
          <text:p/>
        </draw:line>
        <draw:frame presentation:style-name="pr3" draw:text-style-name="P7" draw:layer="layout" svg:width="0.75cm" svg:height="2.11cm" svg:x="12.131cm" svg:y="5.539cm">
          <draw:text-box>
            <text:p><text:span text:style-name="T4">.</text:span></text:p>
          </draw:text-box>
        </draw:frame>
        <draw:line draw:style-name="gr10" draw:text-style-name="P6" draw:layer="layout" svg:x1="14.333cm" svg:y1="5.135cm" svg:x2="14.333cm" svg:y2="7.071cm">
          <text:p/>
        </draw:line>
        <draw:frame presentation:style-name="pr3" draw:text-style-name="P7" draw:layer="layout" svg:width="0.748cm" svg:height="2.11cm" svg:x="13.33cm" svg:y="5.539cm">
          <draw:text-box>
            <text:p><text:span text:style-name="T4">.</text:span></text:p>
          </draw:text-box>
        </draw:frame>
        <draw:frame presentation:style-name="pr3" draw:text-style-name="P7" draw:layer="layout" svg:width="0.749cm" svg:height="2.11cm" svg:x="14.528cm" svg:y="5.54cm">
          <draw:text-box>
            <text:p><text:span text:style-name="T4">.</text:span></text:p>
          </draw:text-box>
        </draw:frame>
        <draw:frame presentation:style-name="pr3" draw:text-style-name="P7" draw:layer="layout" svg:width="0.749cm" svg:height="2.11cm" svg:x="15.651cm" svg:y="5.441cm">
          <draw:text-box>
            <text:p><text:span text:style-name="T4">.</text:span></text:p>
          </draw:text-box>
        </draw:frame>
        <draw:frame presentation:style-name="pr3" draw:text-style-name="P7" draw:layer="layout" svg:width="0.749cm" svg:height="2.11cm" svg:x="14.528cm" svg:y="7.489cm">
          <draw:text-box>
            <text:p><text:span text:style-name="T4">.</text:span></text:p>
          </draw:text-box>
        </draw:frame>
        <draw:frame presentation:style-name="pr3" draw:text-style-name="P7" draw:layer="layout" svg:width="0.75cm" svg:height="2.11cm" svg:x="12.131cm" svg:y="7.489cm">
          <draw:text-box>
            <text:p><text:span text:style-name="T4">.</text:span></text:p>
          </draw:text-box>
        </draw:frame>
        <draw:frame presentation:style-name="pr3" draw:text-style-name="P7" draw:layer="layout" svg:width="0.748cm" svg:height="2.11cm" svg:x="13.33cm" svg:y="7.49cm">
          <draw:text-box>
            <text:p><text:span text:style-name="T4">.</text:span></text:p>
          </draw:text-box>
        </draw:frame>
        <draw:line draw:style-name="gr11" draw:text-style-name="P6" draw:layer="layout" svg:x1="11.347cm" svg:y1="8.419cm" svg:x2="9cm" svg:y2="8.419cm">
          <text:p/>
        </draw:line>
        <draw:line draw:style-name="gr11" draw:text-style-name="P6" draw:layer="layout" svg:x1="13.743cm" svg:y1="8.643cm" svg:x2="7.8cm" svg:y2="8.643cm">
          <text:p/>
        </draw:line>
        <draw:line draw:style-name="gr11" draw:text-style-name="P6" draw:layer="layout" svg:x1="15.989cm" svg:y1="8.868cm" svg:x2="6.6cm" svg:y2="8.868cm">
          <text:p/>
        </draw:line>
        <draw:line draw:style-name="gr10" draw:text-style-name="P6" draw:layer="layout" svg:x1="11.347cm" svg:y1="8.344cm" svg:x2="11.347cm" svg:y2="8.419cm">
          <text:p/>
        </draw:line>
        <draw:line draw:style-name="gr10" draw:text-style-name="P6" draw:layer="layout" svg:x1="13.743cm" svg:y1="8.344cm" svg:x2="13.743cm" svg:y2="8.644cm">
          <text:p/>
        </draw:line>
        <draw:line draw:style-name="gr10" draw:text-style-name="P6" draw:layer="layout" svg:x1="15.989cm" svg:y1="8.344cm" svg:x2="15.989cm" svg:y2="8.868cm">
          <text:p/>
        </draw:line>
        <draw:line draw:style-name="gr11" draw:text-style-name="P6" draw:layer="layout" svg:x1="11.357cm" svg:y1="10.179cm" svg:x2="8.8cm" svg:y2="10.2cm">
          <text:p/>
        </draw:line>
        <draw:line draw:style-name="gr11" draw:text-style-name="P6" draw:layer="layout" svg:x1="13.753cm" svg:y1="10.403cm" svg:x2="7.4cm" svg:y2="10.443cm">
          <text:p/>
        </draw:line>
        <draw:line draw:style-name="gr11" draw:text-style-name="P6" draw:layer="layout" svg:x1="16cm" svg:y1="10.728cm" svg:x2="6cm" svg:y2="10.728cm">
          <text:p/>
        </draw:line>
        <draw:line draw:style-name="gr10" draw:text-style-name="P6" draw:layer="layout" svg:x1="11.357cm" svg:y1="10.066cm" svg:x2="11.357cm" svg:y2="10.178cm">
          <text:p/>
        </draw:line>
        <draw:line draw:style-name="gr10" draw:text-style-name="P6" draw:layer="layout" svg:x1="13.753cm" svg:y1="10.066cm" svg:x2="13.753cm" svg:y2="10.403cm">
          <text:p/>
        </draw:line>
        <draw:line draw:style-name="gr10" draw:text-style-name="P6" draw:layer="layout" svg:x1="15.999cm" svg:y1="10.066cm" svg:x2="16cm" svg:y2="10.728cm">
          <text:p/>
        </draw:line>
        <draw:line draw:style-name="gr11" draw:text-style-name="P6" draw:layer="layout" svg:x1="12.49cm" svg:y1="11.873cm" svg:x2="8.8cm" svg:y2="11.873cm">
          <text:p/>
        </draw:line>
        <draw:line draw:style-name="gr11" draw:text-style-name="P6" draw:layer="layout" svg:x1="14.886cm" svg:y1="12.098cm" svg:x2="7.2cm" svg:y2="12.098cm">
          <text:p/>
        </draw:line>
        <draw:line draw:style-name="gr10" draw:text-style-name="P6" draw:layer="layout" svg:x1="12.49cm" svg:y1="11.714cm" svg:x2="12.49cm" svg:y2="11.873cm">
          <text:p/>
        </draw:line>
        <draw:line draw:style-name="gr10" draw:text-style-name="P6" draw:layer="layout" svg:x1="14.886cm" svg:y1="11.714cm" svg:x2="14.886cm" svg:y2="12.098cm">
          <text:p/>
        </draw:line>
        <draw:frame presentation:style-name="pr4" draw:text-style-name="P8" draw:layer="layout" svg:width="1.011cm" svg:height="0.725cm" svg:x="9.351cm" svg:y="7.894cm">
          <draw:text-box>
            <text:p><text:span text:style-name="T5">s45</text:span></text:p>
          </draw:text-box>
        </draw:frame>
        <draw:frame presentation:style-name="pr2" draw:text-style-name="P8" draw:layer="layout" svg:width="1.012cm" svg:height="0.724cm" svg:x="8.176cm" svg:y="8.12cm">
          <draw:text-box>
            <text:p><text:span text:style-name="T5">s50</text:span></text:p>
          </draw:text-box>
        </draw:frame>
        <draw:frame presentation:style-name="pr2" draw:text-style-name="P5" draw:layer="layout" svg:width="1.01cm" svg:height="0.724cm" svg:x="6.979cm" svg:y="8.346cm">
          <draw:text-box>
            <text:p><text:span text:style-name="T5">s55</text:span></text:p>
          </draw:text-box>
        </draw:frame>
        <draw:frame presentation:style-name="pr2" draw:text-style-name="P5" draw:layer="layout" svg:width="1.011cm" svg:height="0.724cm" svg:x="9.251cm" svg:y="9.693cm">
          <draw:text-box>
            <text:p><text:span text:style-name="T5">s100</text:span></text:p>
          </draw:text-box>
        </draw:frame>
        <draw:frame presentation:style-name="pr2" draw:text-style-name="P8" draw:layer="layout" svg:width="1.011cm" svg:height="0.724cm" svg:x="7.902cm" svg:y="9.918cm">
          <draw:text-box>
            <text:p><text:span text:style-name="T5">s105</text:span></text:p>
          </draw:text-box>
        </draw:frame>
        <draw:frame presentation:style-name="pr2" draw:text-style-name="P8" draw:layer="layout" svg:width="1.011cm" svg:height="0.724cm" svg:x="6.479cm" svg:y="10.144cm">
          <draw:text-box>
            <text:p><text:span text:style-name="T5">s110</text:span></text:p>
          </draw:text-box>
        </draw:frame>
        <draw:frame presentation:style-name="pr2" draw:text-style-name="P8" draw:layer="layout" svg:width="1.011cm" svg:height="0.724cm" svg:x="9.251cm" svg:y="11.34cm">
          <draw:text-box>
            <text:p><text:span text:style-name="T5">s135</text:span></text:p>
          </draw:text-box>
        </draw:frame>
        <draw:frame presentation:style-name="pr2" draw:text-style-name="P8" draw:layer="layout" svg:width="1.011cm" svg:height="0.724cm" svg:x="7.827cm" svg:y="11.565cm">
          <draw:text-box>
            <text:p><text:span text:style-name="T5">s140</text:span></text:p>
          </draw:text-box>
        </draw:frame>
        <draw:frame presentation:style-name="pr5" draw:text-style-name="P4" draw:layer="layout" svg:width="0.749cm" svg:height="0.598cm" svg:x="19.649cm" svg:y="11.116cm">
          <draw:text-box>
            <text:p><text:span text:style-name="T2">8</text:span></text:p>
          </draw:text-box>
        </draw:frame>
        <draw:line draw:style-name="gr3" draw:text-style-name="P3" draw:layer="layout" svg:x1="19.425cm" svg:y1="11.415cm" svg:x2="19.725cm" svg:y2="11.415cm">
          <text:p/>
        </draw:line>
        <draw:custom-shape draw:style-name="gr12" draw:text-style-name="P9" xml:id="id1" draw:id="id1" draw:layer="layout" svg:width="3.145cm" svg:height="0.785cm" svg:x="0.846cm" svg:y="1.108cm">
          <text:p text:style-name="P1"><text:span text:style-name="T2">ckt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2" draw:id="id2" draw:layer="layout" svg:width="2.995cm" svg:height="0.749cm" svg:x="0.92cm" svg:y="4.204cm">
          <text:p text:style-name="P1"><text:span text:style-name="T2">= 50.000.000?</text:span></text:p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1.647cm" svg:height="1.091cm" svg:x="-2.025cm" svg:y="0.8cm">
          <draw:text-box>
            <text:p><text:span text:style-name="T3">ecktimer</text:span></text:p>
          </draw:text-box>
        </draw:frame>
        <draw:line draw:style-name="gr4" draw:text-style-name="P3" draw:layer="layout" svg:x1="-0.278cm" svg:y1="1.332cm" svg:x2="0.77cm" svg:y2="1.332cm">
          <text:p/>
        </draw:line>
        <draw:line draw:style-name="gr3" draw:text-style-name="P3" draw:layer="layout" svg:x1="2.268cm" svg:y1="2.38cm" svg:x2="2.568cm" svg:y2="2.38cm">
          <text:p/>
        </draw:line>
        <draw:connector draw:style-name="gr11" draw:text-style-name="P6" draw:layer="layout" draw:type="line" svg:x1="2.418cm" svg:y1="1.893cm" svg:x2="2.417cm" svg:y2="4.204cm" draw:start-shape="id1" draw:start-glue-point="2" draw:end-shape="id2" draw:end-glue-point="0" svg:d="M2418 1893l-1 2311" svg:viewBox="0 0 2 2312">
          <text:p/>
        </draw:connector>
        <draw:line draw:style-name="gr11" draw:text-style-name="P6" draw:layer="layout" svg:x1="0.921cm" svg:y1="4.653cm" svg:x2="-1.7cm" svg:y2="4.653cm">
          <text:p/>
        </draw:line>
        <draw:frame presentation:style-name="pr1" draw:text-style-name="P4" draw:layer="layout" svg:width="0.749cm" svg:height="0.599cm" svg:x="2.418cm" svg:y="2.081cm">
          <draw:text-box>
            <text:p><text:span text:style-name="T2">26</text:span></text:p>
          </draw:text-box>
        </draw:frame>
        <draw:frame presentation:style-name="pr6" draw:text-style-name="P5" draw:layer="layout" svg:width="2.447cm" svg:height="1.091cm" svg:x="-2.6cm" svg:y="1.175cm">
          <draw:text-box>
            <text:p><text:span text:style-name="T3">rstcktimer</text:span></text:p>
          </draw:text-box>
        </draw:frame>
        <draw:line draw:style-name="gr4" draw:text-style-name="P3" draw:layer="layout" svg:x1="-0.278cm" svg:y1="1.707cm" svg:x2="0.77cm" svg:y2="1.707cm">
          <text:p/>
        </draw:line>
        <draw:frame presentation:style-name="pr2" draw:text-style-name="P8" draw:layer="layout" svg:width="1.011cm" svg:height="0.724cm" svg:x="-0.952cm" svg:y="4.055cm">
          <draw:text-box>
            <text:p><text:span text:style-name="T5">s1</text:span></text:p>
          </draw:text-box>
        </draw:frame>
        <draw:frame presentation:style-name="pr6" draw:text-style-name="P5" draw:layer="layout" svg:width="1.562cm" svg:height="1.091cm" svg:x="16.963cm" svg:y="3.9cm">
          <draw:text-box>
            <text:p><text:span text:style-name="T3">rsttime</text:span></text:p>
          </draw:text-box>
        </draw:frame>
        <draw:line draw:style-name="gr4" draw:text-style-name="P3" draw:layer="layout" svg:x1="16.963cm" svg:y1="4.872cm" svg:x2="15.915cm" svg:y2="4.872cm">
          <text:p/>
        </draw:line>
        <draw:connector draw:style-name="gr11" draw:text-style-name="P6" draw:layer="layout" draw:line-skew="2.084cm -6.281cm -2.322cm" svg:x1="19.564cm" svg:y1="10.216cm" svg:x2="14.341cm" svg:y2="4.348cm" draw:start-shape="id3" draw:start-glue-point="2" draw:end-shape="id4" draw:end-glue-point="0" svg:d="M19564 10216v2584h-9302v-11300h4079v2848" svg:viewBox="0 0 9303 11301">
          <text:p/>
        </draw:connector>
        <draw:frame presentation:style-name="pr1" draw:text-style-name="P4" draw:layer="layout" svg:width="0.749cm" svg:height="0.599cm" svg:x="14.333cm" svg:y="3.3cm">
          <draw:text-box>
            <text:p><text:span text:style-name="T2">8</text:span></text:p>
          </draw:text-box>
        </draw:frame>
        <draw:line draw:style-name="gr3" draw:text-style-name="P3" draw:layer="layout" svg:x1="14.183cm" svg:y1="3.6cm" svg:x2="14.483cm" svg:y2="3.6cm">
          <text:p/>
        </draw:line>
        <draw:frame draw:style-name="gr5" draw:text-style-name="P3" draw:layer="layout" svg:width="6.28cm" svg:height="4.691cm" svg:x="22.12cm" svg:y="5.342cm">
          <draw:image xlink:href="Pictures/100002010000015C0000010469D92E61588DF740.png" xlink:type="simple" xlink:show="embed" xlink:actuate="onLoad">
            <text:p/>
          </draw:image>
        </draw:frame>
        <draw:frame draw:style-name="gr5" draw:text-style-name="P3" draw:layer="layout" svg:width="6.287cm" svg:height="4.698cm" svg:x="18.978cm" svg:y="0.4cm">
          <draw:image xlink:href="Pictures/100002010000015C000001040773F0920E9F6CD7.png" xlink:type="simple" xlink:show="embed" xlink:actuate="onLoad">
            <text:p/>
          </draw:image>
        </draw:frame>
        <draw:frame draw:style-name="gr5" draw:text-style-name="P3" draw:layer="layout" svg:width="6.204cm" svg:height="4.636cm" svg:x="20.858cm" svg:y="10.89cm">
          <draw:image xlink:href="Pictures/100002010000015C00000104D2956E2DF8A108EA.png" xlink:type="simple" xlink:show="embed" xlink:actuate="onLoad">
            <text:p/>
          </draw:image>
        </draw:frame>
        <draw:custom-shape draw:style-name="gr14" draw:text-style-name="P1" draw:layer="layout" svg:width="0.219cm" svg:height="0.183cm" draw:transform="rotate (2.32931641971163) translate (12.788cm 4.92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3" draw:layer="layout" svg:x1="11.721cm" svg:y1="4.798cm" svg:x2="12.769cm" svg:y2="4.798cm">
          <text:p/>
        </draw:line>
        <draw:frame presentation:style-name="pr7" draw:text-style-name="P10" draw:layer="layout" svg:width="1.198cm" svg:height="0.723cm" svg:x="10.598cm" svg:y="4.375cm">
          <draw:text-box>
            <text:p><text:span text:style-name="T6">clock</text:span></text:p>
          </draw:text-box>
        </draw:frame>
        <draw:frame draw:style-name="gr5" draw:text-style-name="P3" xml:id="id5" draw:id="id5" draw:layer="layout" svg:width="4.164cm" svg:height="1.871cm" svg:x="5.2cm" svg:y="4.8cm">
          <draw:image xlink:href="Pictures/100002010000015B0000009CDA87D1D6BA4E7518.png" xlink:type="simple" xlink:show="embed" xlink:actuate="onLoad">
            <text:p/>
          </draw:image>
        </draw:frame>
        <draw:line draw:style-name="gr4" draw:text-style-name="P3" draw:layer="layout" svg:x1="8.54cm" svg:y1="3.827cm" svg:x2="8.54cm" svg:y2="4.8cm">
          <text:p/>
        </draw:line>
        <draw:frame presentation:style-name="pr1" draw:text-style-name="P4" draw:layer="layout" svg:width="0.75cm" svg:height="0.599cm" svg:x="8.614cm" svg:y="3.827cm">
          <draw:text-box>
            <text:p><text:span text:style-name="T2">26</text:span></text:p>
          </draw:text-box>
        </draw:frame>
        <draw:frame presentation:style-name="pr1" draw:text-style-name="P4" draw:layer="layout" svg:width="0.749cm" svg:height="0.599cm" svg:x="8.24cm" svg:y="3.303cm">
          <draw:text-box>
            <text:p><text:span text:style-name="T2">“</text:span><text:span text:style-name="T2">1”</text:span></text:p>
          </draw:text-box>
        </draw:frame>
        <draw:line draw:style-name="gr3" draw:text-style-name="P3" draw:layer="layout" svg:x1="8.39cm" svg:y1="4.127cm" svg:x2="8.69cm" svg:y2="4.127cm">
          <text:p/>
        </draw:line>
        <draw:line draw:style-name="gr10" draw:text-style-name="P6" draw:layer="layout" svg:x1="2.418cm" svg:y1="3.2cm" svg:x2="6.1cm" svg:y2="3.2cm">
          <text:p/>
        </draw:line>
        <draw:line draw:style-name="gr11" draw:text-style-name="P6" draw:layer="layout" svg:x1="6.1cm" svg:y1="3.2cm" svg:x2="6.1cm" svg:y2="4.8cm">
          <text:p/>
        </draw:line>
        <draw:connector draw:style-name="gr11" draw:text-style-name="P6" draw:layer="layout" draw:line-skew="0.829cm -7.408cm -0.782cm" svg:x1="7.282cm" svg:y1="6.671cm" svg:x2="2.418cm" svg:y2="1.108cm" draw:start-shape="id5" draw:start-glue-point="2" draw:end-shape="id1" draw:end-glue-point="0" svg:d="M7282 6671v1329h-10082v-8200h5218v1308" svg:viewBox="0 0 10083 8201">
          <text:p/>
        </draw:connector>
        <draw:frame presentation:style-name="pr8" draw:text-style-name="P11" draw:layer="layout" svg:width="3.3cm" svg:height="1.009cm" svg:x="3.8cm" svg:y="7.241cm">
          <draw:text-box>
            <text:p><text:span text:style-name="T7">saisomacktimer</text:span></text:p>
          </draw:text-box>
        </draw:frame>
        <draw:frame presentation:style-name="pr1" draw:text-style-name="P4" draw:layer="layout" svg:width="0.75cm" svg:height="0.599cm" svg:x="7.402cm" svg:y="6.728cm">
          <draw:text-box>
            <text:p><text:span text:style-name="T2">26</text:span></text:p>
          </draw:text-box>
        </draw:frame>
        <draw:line draw:style-name="gr3" draw:text-style-name="P3" draw:layer="layout" svg:x1="7.178cm" svg:y1="7.028cm" svg:x2="7.478cm" svg:y2="7.028cm">
          <text:p/>
        </draw:line>
        <draw:frame presentation:style-name="pr9" draw:text-style-name="P11" draw:layer="layout" svg:width="2.447cm" svg:height="0.691cm" svg:x="3.154cm" svg:y="2.601cm">
          <draw:text-box>
            <text:p><text:span text:style-name="T7">saicktimer</text:span></text:p>
          </draw:text-box>
        </draw:frame>
        <draw:frame presentation:style-name="pr9" draw:text-style-name="P11" draw:layer="layout" svg:width="2.447cm" svg:height="0.691cm" svg:x="11.4cm" svg:y="0.709cm">
          <draw:text-box>
            <text:p><text:span text:style-name="T7">saisomatime</text:span></text:p>
          </draw:text-box>
        </draw:frame>
        <draw:frame presentation:style-name="pr9" draw:text-style-name="P11" draw:layer="layout" svg:width="2.447cm" svg:height="0.691cm" svg:x="12.081cm" svg:y="5.54cm">
          <draw:text-box>
            <text:p><text:span text:style-name="T7">saitime</text:span></text:p>
          </draw:text-box>
        </draw:frame>
        <draw:frame presentation:style-name="pr9" draw:text-style-name="P11" draw:layer="layout" svg:width="2.447cm" svg:height="0.691cm" svg:x="22.553cm" svg:y="2.6cm">
          <draw:text-box>
            <text:p><text:span text:style-name="T7">saimuxNS</text:span></text:p>
          </draw:text-box>
        </draw:frame>
        <draw:frame presentation:style-name="pr9" draw:text-style-name="P11" draw:layer="layout" svg:width="2.447cm" svg:height="0.691cm" svg:x="25.753cm" svg:y="7.4cm">
          <draw:text-box>
            <text:p><text:span text:style-name="T7">saimuxP</text:span></text:p>
          </draw:text-box>
        </draw:frame>
        <draw:frame presentation:style-name="pr9" draw:text-style-name="P11" draw:layer="layout" svg:width="2.447cm" svg:height="0.691cm" svg:x="24.454cm" svg:y="12.901cm">
          <draw:text-box>
            <text:p><text:span text:style-name="T7">saimuxEW</text:span></text:p>
          </draw:text-box>
        </draw:frame>
        <draw:frame presentation:style-name="pr9" draw:text-style-name="P11" draw:layer="layout" svg:width="2.447cm" svg:height="0.691cm" svg:x="22.4cm" svg:y="4.6cm">
          <draw:text-box>
            <text:p><text:span text:style-name="T7">sairegNS</text:span></text:p>
          </draw:text-box>
        </draw:frame>
        <draw:frame presentation:style-name="pr9" draw:text-style-name="P11" draw:layer="layout" svg:width="2.447cm" svg:height="0.691cm" svg:x="25.201cm" svg:y="9.501cm">
          <draw:text-box>
            <text:p><text:span text:style-name="T7">sairegP</text:span></text:p>
          </draw:text-box>
        </draw:frame>
        <draw:frame presentation:style-name="pr9" draw:text-style-name="P11" draw:layer="layout" svg:width="2.447cm" svg:height="0.691cm" svg:x="23.953cm" svg:y="15.059cm">
          <draw:text-box>
            <text:p><text:span text:style-name="T7">sairegEW</text:span></text:p>
          </draw:text-box>
        </draw:frame>
        <presentation:notes draw:style-name="dp2">
          <draw:page-thumbnail draw:style-name="gr15" draw:layer="layout" svg:width="17cm" svg:height="9.56cm" svg:x="2cm" svg:y="2.5cm" draw:page-number="1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" draw:style="linear" draw:start-color="#ffffff" draw:end-color="#ffffff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solid" draw:fill-color="#ffffff"/>
      <style:text-properties style:letter-kerning="true"/>
    </style:style>
    <style:style style:name="DNA-backgroundobjects" style:family="presentation">
      <style:graphic-properties draw:stroke="none" draw:fill="solid" draw:fill-color="#ffffff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2H27M12S</meta:editing-duration>
    <meta:editing-cycles>27</meta:editing-cycles>
    <meta:generator>LibreOffice/6.0.6.2$Linux_X86_64 LibreOffice_project/00m0$Build-2</meta:generator>
    <dc:title>DNA</dc:title>
    <dc:date>2018-10-06T20:20:04.236162050</dc:date>
    <meta:document-statistic meta:object-count="131"/>
  </office:meta>
</office:document-meta>
</file>